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71c4" officeooo:paragraph-rsid="000e71c4"/>
    </style:style>
    <style:style style:name="P2" style:family="paragraph" style:parent-style-name="Standard">
      <style:text-properties officeooo:rsid="0012d484" officeooo:paragraph-rsid="0012d484"/>
    </style:style>
    <style:style style:name="P3" style:family="paragraph" style:parent-style-name="Standard">
      <style:text-properties officeooo:rsid="0014b5df" officeooo:paragraph-rsid="0014b5df"/>
    </style:style>
    <style:style style:name="P4" style:family="paragraph" style:parent-style-name="Standard">
      <style:text-properties officeooo:rsid="0014fde7" officeooo:paragraph-rsid="0014fde7"/>
    </style:style>
    <style:style style:name="P5" style:family="paragraph" style:parent-style-name="Standard">
      <style:text-properties officeooo:rsid="0015b98d" officeooo:paragraph-rsid="0015b98d"/>
    </style:style>
    <style:style style:name="P6" style:family="paragraph" style:parent-style-name="Standard">
      <style:text-properties officeooo:rsid="0018ace6" officeooo:paragraph-rsid="0018ace6"/>
    </style:style>
    <style:style style:name="P7" style:family="paragraph" style:parent-style-name="Standard">
      <style:text-properties officeooo:rsid="0018ace6" officeooo:paragraph-rsid="001ac31d"/>
    </style:style>
    <style:style style:name="P8" style:family="paragraph" style:parent-style-name="Standard">
      <style:text-properties officeooo:rsid="001a0095" officeooo:paragraph-rsid="001a0095"/>
    </style:style>
    <style:style style:name="P9" style:family="paragraph" style:parent-style-name="Standard">
      <style:text-properties officeooo:rsid="001da9cf" officeooo:paragraph-rsid="001da9cf"/>
    </style:style>
    <style:style style:name="P10" style:family="paragraph" style:parent-style-name="Standard">
      <style:text-properties officeooo:rsid="001f7c78" officeooo:paragraph-rsid="001f7c78"/>
    </style:style>
    <style:style style:name="P11" style:family="paragraph" style:parent-style-name="Standard">
      <style:text-properties officeooo:rsid="0029b515" officeooo:paragraph-rsid="0029b515"/>
    </style:style>
    <style:style style:name="P12" style:family="paragraph" style:parent-style-name="Standard">
      <style:text-properties officeooo:rsid="002a47ba" officeooo:paragraph-rsid="002a47ba"/>
    </style:style>
    <style:style style:name="P13" style:family="paragraph" style:parent-style-name="Standard">
      <style:text-properties officeooo:rsid="002a6533" officeooo:paragraph-rsid="002a6533"/>
    </style:style>
    <style:style style:name="P14" style:family="paragraph" style:parent-style-name="Standard">
      <style:text-properties officeooo:rsid="002bc122" officeooo:paragraph-rsid="002bc122"/>
    </style:style>
    <style:style style:name="P15" style:family="paragraph" style:parent-style-name="Standard">
      <style:text-properties officeooo:rsid="002c4476" officeooo:paragraph-rsid="002c4476"/>
    </style:style>
    <style:style style:name="P16" style:family="paragraph" style:parent-style-name="Standard">
      <style:text-properties officeooo:rsid="002cd075" officeooo:paragraph-rsid="002cd075"/>
    </style:style>
    <style:style style:name="P17" style:family="paragraph" style:parent-style-name="Standard">
      <style:text-properties officeooo:rsid="0033e8ac" officeooo:paragraph-rsid="0033e8ac"/>
    </style:style>
    <style:style style:name="P18" style:family="paragraph" style:parent-style-name="Standard">
      <style:text-properties officeooo:rsid="0035c56a" officeooo:paragraph-rsid="003e2538"/>
    </style:style>
    <style:style style:name="P19" style:family="paragraph" style:parent-style-name="Standard">
      <style:text-properties officeooo:rsid="0035c56a" officeooo:paragraph-rsid="005d8c74"/>
    </style:style>
    <style:style style:name="P20" style:family="paragraph" style:parent-style-name="Standard">
      <style:text-properties officeooo:rsid="00391d5a" officeooo:paragraph-rsid="00391d5a"/>
    </style:style>
    <style:style style:name="P21" style:family="paragraph" style:parent-style-name="Standard">
      <style:text-properties fo:font-weight="bold" officeooo:rsid="0033e8ac" officeooo:paragraph-rsid="0033e8ac" style:font-weight-asian="bold" style:font-weight-complex="bold"/>
    </style:style>
    <style:style style:name="P22" style:family="paragraph" style:parent-style-name="Standard">
      <style:text-properties fo:font-weight="bold" officeooo:rsid="0033e8ac" officeooo:paragraph-rsid="003e2538" style:font-weight-asian="bold" style:font-weight-complex="bold"/>
    </style:style>
    <style:style style:name="P23" style:family="paragraph" style:parent-style-name="Standard">
      <style:text-properties fo:font-weight="bold" officeooo:rsid="0033e8ac" officeooo:paragraph-rsid="005d8c74"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459771" officeooo:paragraph-rsid="00459771" style:font-weight-asian="bold" style:font-weight-complex="bold"/>
    </style:style>
    <style:style style:name="P26" style:family="paragraph" style:parent-style-name="Standard">
      <style:text-properties style:text-underline-style="none" fo:font-weight="normal" officeooo:rsid="003f8bd8" officeooo:paragraph-rsid="003f8bd8" style:font-weight-asian="normal" style:font-weight-complex="normal"/>
    </style:style>
    <style:style style:name="P27" style:family="paragraph" style:parent-style-name="Standard">
      <style:text-properties style:text-underline-style="none" fo:font-weight="normal" officeooo:rsid="004bf5b4" officeooo:paragraph-rsid="004bf5b4" style:font-weight-asian="normal" style:font-weight-complex="normal"/>
    </style:style>
    <style:style style:name="P28" style:family="paragraph" style:parent-style-name="Standard">
      <style:text-properties fo:font-size="15pt" fo:font-weight="bold" officeooo:rsid="0033e8ac" officeooo:paragraph-rsid="0033e8ac" style:font-size-asian="15pt" style:font-weight-asian="bold" style:font-size-complex="15pt" style:font-weight-complex="bold"/>
    </style:style>
    <style:style style:name="P29" style:family="paragraph" style:parent-style-name="Standard">
      <style:text-properties fo:font-size="15pt" fo:font-weight="bold" officeooo:rsid="0033e8ac" officeooo:paragraph-rsid="005d8c74" style:font-size-asian="15pt" style:font-weight-asian="bold" style:font-size-complex="15pt" style:font-weight-complex="bold"/>
    </style:style>
    <style:style style:name="P30" style:family="paragraph" style:parent-style-name="Standard">
      <style:text-properties fo:font-size="15pt" style:text-underline-style="none" fo:font-weight="bold" officeooo:rsid="003f8bd8" officeooo:paragraph-rsid="004871e6" style:font-size-asian="15pt" style:font-weight-asian="bold" style:font-size-complex="15pt" style:font-weight-complex="bold"/>
    </style:style>
    <style:style style:name="P31" style:family="paragraph" style:parent-style-name="Standard">
      <style:text-properties fo:font-size="15pt" style:text-underline-style="none" fo:font-weight="bold" officeooo:rsid="0033e8ac" officeooo:paragraph-rsid="0049b4aa" style:font-size-asian="15pt" style:font-weight-asian="bold" style:font-size-complex="15pt" style:font-weight-complex="bold"/>
    </style:style>
    <style:style style:name="P32" style:family="paragraph" style:parent-style-name="Standard">
      <style:text-properties fo:font-size="12pt" fo:font-weight="normal" officeooo:rsid="003e2538" officeooo:paragraph-rsid="003e2538" style:font-size-asian="12pt" style:font-weight-asian="normal" style:font-size-complex="12pt" style:font-weight-complex="normal"/>
    </style:style>
    <style:style style:name="P33" style:family="paragraph" style:parent-style-name="Standard">
      <style:text-properties fo:font-size="12pt" fo:font-weight="normal" officeooo:rsid="00459771" officeooo:paragraph-rsid="00459771" style:font-size-asian="12pt" style:font-weight-asian="normal" style:font-size-complex="12pt" style:font-weight-complex="normal"/>
    </style:style>
    <style:style style:name="P34" style:family="paragraph" style:parent-style-name="Standard">
      <style:text-properties fo:font-size="12pt" fo:font-weight="normal" officeooo:rsid="005177f0" officeooo:paragraph-rsid="005177f0" style:font-size-asian="12pt" style:font-weight-asian="normal" style:font-size-complex="12pt" style:font-weight-complex="normal"/>
    </style:style>
    <style:style style:name="P35" style:family="paragraph" style:parent-style-name="Standard">
      <style:text-properties fo:font-size="12pt" fo:font-weight="normal" officeooo:rsid="005177f0" officeooo:paragraph-rsid="005d8c74" style:font-size-asian="12pt" style:font-weight-asian="normal" style:font-size-complex="12pt" style:font-weight-complex="normal"/>
    </style:style>
    <style:style style:name="P36" style:family="paragraph" style:parent-style-name="Standard">
      <style:text-properties fo:font-size="12pt" fo:font-style="italic" fo:font-weight="normal" officeooo:rsid="004871e6" officeooo:paragraph-rsid="004871e6" style:font-size-asian="10.5pt" style:font-style-asian="italic" style:font-weight-asian="normal" style:font-size-complex="12pt" style:font-style-complex="italic" style:font-weight-complex="normal"/>
    </style:style>
    <style:style style:name="P37" style:family="paragraph" style:parent-style-name="Standard">
      <style:text-properties fo:font-size="12pt" fo:font-style="italic" fo:font-weight="normal" officeooo:rsid="004871e6" officeooo:paragraph-rsid="0049416b" style:font-size-asian="10.5pt" style:font-style-asian="italic" style:font-weight-asian="normal" style:font-size-complex="12pt" style:font-style-complex="italic" style:font-weight-complex="normal"/>
    </style:style>
    <style:style style:name="P38" style:family="paragraph" style:parent-style-name="Standard">
      <style:text-properties fo:font-size="12pt" fo:font-style="italic" fo:font-weight="normal" officeooo:rsid="004871e6" officeooo:paragraph-rsid="0049b4aa" style:font-size-asian="10.5pt" style:font-style-asian="italic" style:font-weight-asian="normal" style:font-size-complex="12pt" style:font-style-complex="italic" style:font-weight-complex="normal"/>
    </style:style>
    <style:style style:name="P39" style:family="paragraph" style:parent-style-name="Standard">
      <style:text-properties fo:font-size="12pt" fo:font-style="italic" fo:font-weight="normal" officeooo:rsid="004871e6" officeooo:paragraph-rsid="005d8c74" style:font-size-asian="10.5pt" style:font-style-asian="italic" style:font-weight-asian="normal" style:font-size-complex="12pt" style:font-style-complex="italic" style:font-weight-complex="normal"/>
    </style:style>
    <style:style style:name="P40" style:family="paragraph" style:parent-style-name="Standard">
      <style:text-properties fo:font-size="12pt" style:text-underline-style="none" fo:font-weight="normal" officeooo:rsid="003dacc3" officeooo:paragraph-rsid="004a12bf" style:font-size-asian="12pt" style:font-weight-asian="normal" style:font-size-complex="12pt" style:font-weight-complex="normal"/>
    </style:style>
    <style:style style:name="P41" style:family="paragraph" style:parent-style-name="Standard">
      <style:text-properties fo:font-size="12pt" style:text-underline-style="none" fo:font-weight="normal" officeooo:rsid="004bf5b4" officeooo:paragraph-rsid="004bf5b4" style:font-size-asian="12pt" style:font-weight-asian="normal" style:font-size-complex="12pt" style:font-weight-complex="normal"/>
    </style:style>
    <style:style style:name="P42" style:family="paragraph" style:parent-style-name="Standard">
      <style:text-properties officeooo:rsid="004f06ae" officeooo:paragraph-rsid="004f06ae"/>
    </style:style>
    <style:style style:name="P43" style:family="paragraph" style:parent-style-name="Standard">
      <style:text-properties officeooo:rsid="004fbf27" officeooo:paragraph-rsid="004fbf27"/>
    </style:style>
    <style:style style:name="P44" style:family="paragraph" style:parent-style-name="Standard">
      <style:text-properties officeooo:rsid="004fbf27" officeooo:paragraph-rsid="005d8c74"/>
    </style:style>
    <style:style style:name="P45" style:family="paragraph" style:parent-style-name="Standard">
      <style:paragraph-properties fo:break-before="page"/>
      <style:text-properties fo:font-size="15pt" fo:font-weight="bold" officeooo:rsid="0033e8ac" officeooo:paragraph-rsid="003e2538" style:font-size-asian="15pt" style:font-weight-asian="bold" style:font-size-complex="15pt" style:font-weight-complex="bold"/>
    </style:style>
    <style:style style:name="P46" style:family="paragraph" style:parent-style-name="Standard" style:list-style-name="L1">
      <style:text-properties officeooo:rsid="0033e8ac" officeooo:paragraph-rsid="0033e8ac"/>
    </style:style>
    <style:style style:name="P47" style:family="paragraph" style:parent-style-name="Standard" style:list-style-name="L1">
      <style:text-properties officeooo:rsid="0033e8ac" officeooo:paragraph-rsid="00352985"/>
    </style:style>
    <style:style style:name="P48" style:family="paragraph" style:parent-style-name="Standard" style:list-style-name="L1">
      <style:text-properties officeooo:rsid="0035c56a" officeooo:paragraph-rsid="003f8bd8"/>
    </style:style>
    <style:style style:name="P49" style:family="paragraph" style:parent-style-name="Standard" style:list-style-name="L1">
      <style:text-properties officeooo:rsid="0037c03e" officeooo:paragraph-rsid="0037c03e"/>
    </style:style>
    <style:style style:name="P50" style:family="paragraph" style:parent-style-name="Standard" style:list-style-name="L1">
      <style:text-properties officeooo:rsid="00391d5a" officeooo:paragraph-rsid="00391d5a"/>
    </style:style>
    <style:style style:name="P51" style:family="paragraph" style:parent-style-name="Standard" style:list-style-name="L1">
      <style:text-properties officeooo:rsid="003e2538" officeooo:paragraph-rsid="003e2538"/>
    </style:style>
    <style:style style:name="P52" style:family="paragraph" style:parent-style-name="Standard" style:list-style-name="L1">
      <style:text-properties officeooo:rsid="0046e83a" officeooo:paragraph-rsid="0046e83a"/>
    </style:style>
    <style:style style:name="P53" style:family="paragraph" style:parent-style-name="Standard" style:list-style-name="L2">
      <style:text-properties style:text-underline-style="none" fo:font-weight="normal" officeooo:rsid="003dacc3" officeooo:paragraph-rsid="003dacc3" style:font-weight-asian="normal" style:font-weight-complex="normal"/>
    </style:style>
    <style:style style:name="P54" style:family="paragraph" style:parent-style-name="Standard" style:list-style-name="L2">
      <style:text-properties style:text-underline-style="none" fo:font-weight="normal" officeooo:rsid="003f8bd8" officeooo:paragraph-rsid="003f8bd8" style:font-weight-asian="normal" style:font-weight-complex="normal"/>
    </style:style>
    <style:style style:name="P55" style:family="paragraph" style:parent-style-name="Standard">
      <style:text-properties fo:font-size="12pt" style:text-underline-style="none" fo:font-weight="normal" officeooo:rsid="004bf5b4" officeooo:paragraph-rsid="004bf5b4" style:font-size-asian="12pt" style:font-weight-asian="normal" style:font-size-complex="12pt" style:font-weight-complex="normal"/>
    </style:style>
    <style:style style:name="P56" style:family="paragraph" style:parent-style-name="Standard">
      <style:text-properties fo:font-size="12pt" style:text-underline-style="none" fo:font-weight="normal" officeooo:rsid="006cbbd2" officeooo:paragraph-rsid="006cbbd2" style:font-size-asian="12pt" style:font-weight-asian="normal" style:font-size-complex="12pt" style:font-weight-complex="normal"/>
    </style:style>
    <style:style style:name="P57" style:family="paragraph" style:parent-style-name="Standard">
      <style:text-properties fo:font-size="12pt" style:text-underline-style="none" fo:font-weight="normal" officeooo:rsid="006fc803" officeooo:paragraph-rsid="006fc803" style:font-size-asian="12pt" style:font-weight-asian="normal" style:font-size-complex="12pt" style:font-weight-complex="normal"/>
    </style:style>
    <style:style style:name="P58" style:family="paragraph" style:parent-style-name="Standard">
      <style:text-properties fo:font-size="12pt" style:text-underline-style="none" fo:font-weight="normal" officeooo:rsid="0070362c" officeooo:paragraph-rsid="0070362c" style:font-size-asian="12pt" style:font-weight-asian="normal" style:font-size-complex="12pt" style:font-weight-complex="normal"/>
    </style:style>
    <style:style style:name="P59" style:family="paragraph" style:parent-style-name="Standard">
      <style:text-properties fo:font-size="12pt" style:text-underline-style="none" fo:font-weight="normal" officeooo:rsid="00735085" officeooo:paragraph-rsid="00735085" style:font-size-asian="12pt" style:font-weight-asian="normal" style:font-size-complex="12pt" style:font-weight-complex="normal"/>
    </style:style>
    <style:style style:name="P60" style:family="paragraph" style:parent-style-name="Standard">
      <style:text-properties fo:font-size="12pt" style:text-underline-style="none" fo:font-weight="normal" officeooo:rsid="0074b6f1" officeooo:paragraph-rsid="0074b6f1" style:font-size-asian="12pt" style:font-weight-asian="normal" style:font-size-complex="12pt" style:font-weight-complex="normal"/>
    </style:style>
    <style:style style:name="P61" style:family="paragraph" style:parent-style-name="Standard">
      <style:text-properties fo:font-size="12pt" style:text-underline-style="none" fo:font-weight="normal" officeooo:rsid="0075f9bf" officeooo:paragraph-rsid="0075f9bf" style:font-size-asian="12pt" style:font-weight-asian="normal" style:font-size-complex="12pt" style:font-weight-complex="normal"/>
    </style:style>
    <style:style style:name="P62" style:family="paragraph" style:parent-style-name="Standard">
      <style:text-properties fo:font-size="12pt" style:text-underline-style="none" fo:font-weight="bold" officeooo:rsid="00735085" officeooo:paragraph-rsid="00735085" style:font-size-asian="12pt" style:font-weight-asian="bold" style:font-size-complex="12pt" style:font-weight-complex="bold"/>
    </style:style>
    <style:style style:name="T1" style:family="text">
      <style:text-properties officeooo:rsid="0012d484"/>
    </style:style>
    <style:style style:name="T2" style:family="text">
      <style:text-properties officeooo:rsid="0014b5df"/>
    </style:style>
    <style:style style:name="T3" style:family="text">
      <style:text-properties officeooo:rsid="001a0095"/>
    </style:style>
    <style:style style:name="T4" style:family="text">
      <style:text-properties officeooo:rsid="001b6557"/>
    </style:style>
    <style:style style:name="T5" style:family="text">
      <style:text-properties officeooo:rsid="001c9460"/>
    </style:style>
    <style:style style:name="T6" style:family="text">
      <style:text-properties officeooo:rsid="001f7c78"/>
    </style:style>
    <style:style style:name="T7" style:family="text">
      <style:text-properties officeooo:rsid="00218583"/>
    </style:style>
    <style:style style:name="T8" style:family="text">
      <style:text-properties officeooo:rsid="002843c4"/>
    </style:style>
    <style:style style:name="T9" style:family="text">
      <style:text-properties officeooo:rsid="002a47ba"/>
    </style:style>
    <style:style style:name="T10" style:family="text">
      <style:text-properties officeooo:rsid="002b35c6"/>
    </style:style>
    <style:style style:name="T11" style:family="text">
      <style:text-properties officeooo:rsid="002c4476"/>
    </style:style>
    <style:style style:name="T12" style:family="text">
      <style:text-properties officeooo:rsid="0033e8ac"/>
    </style:style>
    <style:style style:name="T13" style:family="text">
      <style:text-properties officeooo:rsid="00352985"/>
    </style:style>
    <style:style style:name="T14" style:family="text">
      <style:text-properties officeooo:rsid="00387ecc"/>
    </style:style>
    <style:style style:name="T15" style:family="text">
      <style:text-properties officeooo:rsid="003f8bd8"/>
    </style:style>
    <style:style style:name="T16" style:family="text">
      <style:text-properties fo:font-size="12pt" style:font-size-asian="12pt" style:font-size-complex="12pt"/>
    </style:style>
    <style:style style:name="T17" style:family="text">
      <style:text-properties fo:font-size="12pt" officeooo:rsid="0037c03e" style:font-size-asian="12pt" style:font-size-complex="12pt"/>
    </style:style>
    <style:style style:name="T18" style:family="text">
      <style:text-properties fo:font-size="12pt" officeooo:rsid="004b0514"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officeooo:rsid="003f8bd8" style:font-size-asian="12pt" style:font-weight-asian="bold" style:font-size-complex="12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37c03e" style:font-size-asian="12pt" style:font-weight-asian="normal" style:font-size-complex="12pt" style:font-weight-complex="normal"/>
    </style:style>
    <style:style style:name="T23" style:family="text">
      <style:text-properties fo:font-size="12pt" fo:font-weight="normal" officeooo:rsid="00442333" style:font-size-asian="12pt" style:font-weight-asian="normal" style:font-size-complex="12pt" style:font-weight-complex="normal"/>
    </style:style>
    <style:style style:name="T24" style:family="text">
      <style:text-properties fo:font-size="12pt" fo:font-weight="normal" officeooo:rsid="004fbf27" style:font-size-asian="12pt" style:font-weight-asian="normal" style:font-size-complex="12pt" style:font-weight-complex="normal"/>
    </style:style>
    <style:style style:name="T25" style:family="text">
      <style:text-properties fo:font-size="12pt" fo:font-weight="normal" officeooo:rsid="005d8c74" style:font-size-asian="12pt" style:font-weight-asian="normal" style:font-size-complex="12pt" style:font-weight-complex="normal"/>
    </style:style>
    <style:style style:name="T26" style:family="text">
      <style:text-properties fo:font-size="12pt" fo:font-weight="normal" officeooo:rsid="0060c7fd" style:font-size-asian="12pt" style:font-weight-asian="normal" style:font-size-complex="12pt" style:font-weight-complex="normal"/>
    </style:style>
    <style:style style:name="T27" style:family="text">
      <style:text-properties fo:font-size="12pt" fo:font-weight="normal" officeooo:rsid="0061ac0d" style:font-size-asian="12pt" style:font-weight-asian="normal" style:font-size-complex="12pt" style:font-weight-complex="normal"/>
    </style:style>
    <style:style style:name="T28" style:family="text">
      <style:text-properties officeooo:rsid="00442333"/>
    </style:style>
    <style:style style:name="T29" style:family="text">
      <style:text-properties officeooo:rsid="0049416b"/>
    </style:style>
    <style:style style:name="T30" style:family="text">
      <style:text-properties officeooo:rsid="004dd0c4"/>
    </style:style>
    <style:style style:name="T31" style:family="text">
      <style:text-properties officeooo:rsid="005177f0"/>
    </style:style>
    <style:style style:name="T32" style:family="text">
      <style:text-properties officeooo:rsid="00549de9"/>
    </style:style>
    <style:style style:name="T33" style:family="text">
      <style:text-properties fo:font-weight="bold" officeooo:rsid="003f8bd8" style:font-weight-asian="bold" style:font-weight-complex="bold"/>
    </style:style>
    <style:style style:name="T34" style:family="text">
      <style:text-properties officeooo:rsid="005d8c74"/>
    </style:style>
    <style:style style:name="T35" style:family="text">
      <style:text-properties officeooo:rsid="006e9241"/>
    </style:style>
    <style:style style:name="T36" style:family="text">
      <style:text-properties officeooo:rsid="00722412"/>
    </style:style>
    <style:style style:name="T37" style:family="text">
      <style:text-properties officeooo:rsid="0074b6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сновные свойства разрабатываемого ПО <text:span text:style-name="T1">по обучению распознавания объектов</text:span></text:p>
      <text:p text:style-name="P1"/>
      <text:p text:style-name="P2">Вход:</text:p>
      <text:p text:style-name="P2">1. Папка с изображениями</text:p>
      <text:p text:style-name="P2">2. <text:span text:style-name="T2">XML-файлы с детекированными объектами</text:span></text:p>
      <text:p text:style-name="P3">3. Список детектируемых объектов</text:p>
      <text:p text:style-name="P3"/>
      <text:p text:style-name="P4">Выход:</text:p>
      <text:p text:style-name="P4">Нейросеть, обученная под распознание объектов.</text:p>
      <text:p text:style-name="P4"/>
      <text:p text:style-name="P5">Хранение: База данных</text:p>
      <text:p text:style-name="P5">1. Таблица «Список детектируемых объектов»</text:p>
      <text:p text:style-name="P5">2. Таблица «Объект списка»</text:p>
      <text:p text:style-name="P5">3. Таблица «Набор картинок» задается путем к папке и маской для картинок</text:p>
      <text:p text:style-name="P5">4. Таблица «Объекты на картинке» задается путем указания объекта</text:p>
      <text:p text:style-name="P5"/>
      <text:p text:style-name="P5"/>
      <text:p text:style-name="P6">Базовые понятия:</text:p>
      <text:p text:style-name="P6">1. Папка с изображениями — папка, в которой есть набор <text:span text:style-name="T3">исходных</text:span> изображений. <text:span text:style-name="T7">С этой сущностью программа не работает напрямую, как с классом.</text:span></text:p>
      <text:p text:style-name="P7">2. В <text:span text:style-name="T12">каждой </text:span>папке с изображениями <text:span text:style-name="T7">должна быть</text:span> подпапк<text:span text:style-name="T4">а «annotations»</text:span> с <text:span text:style-name="T3">xml-файлами с </text:span>де<text:span text:style-name="T4">т</text:span>е<text:span text:style-name="T4">к</text:span>тированными объектами на изображениях.</text:p>
      <text:p text:style-name="P8">3. <text:span text:style-name="T5">Обучающая выборка — ее можно будет собрать, указав несколько папок и файлов в них, если понадобится. То есть она состоит из папок и файлов с картинками и аннотациями. Если добавлена папка, то она добавлена целиком. Исходно мы не будем наращивать число исследуемых объектов, оно должно задаваться изначально. Можно сделать так, чтобы его можно было менять только при сбросе обучения.</text:span></text:p>
      <text:p text:style-name="P9">4. Обучающая выборка представляет собой несколько файлов, возможно увязанных в zip-архив. <text:span text:style-name="T6">Файл имеет расширение .neu (neuro web)</text:span>:</text:p>
      <text:p text:style-name="P9"><text:s text:c="2"/>- xml-файл служебной информации, где описано — какие папки и файлы участвуют в обучении, также информация по настройкам обучения и параметрам сети</text:p>
      <text:p text:style-name="P9"><text:s text:c="2"/>- файлы нейросети</text:p>
      <text:p text:style-name="P10">Помимо самого обучения на обучающей выборке можно проводить распознание объектов. <text:span text:style-name="T8">Изначально — распознание только картинок</text:span></text:p>
      <text:p text:style-name="P10"/>
      <text:p text:style-name="P11">Интерфейс <text:span text:style-name="T9">включает функции:</text:span></text:p>
      <text:p text:style-name="P12">1. Создание обучающей выборки, загрузка и сохранение обучающей выборки</text:p>
      <text:p text:style-name="P13">2. <text:span text:style-name="T10">Просмотр, добавление и удаление файлов и папок изображений с аннотациями в обучающей выборке, детектирование отсутствия файла аннотации для изображений</text:span></text:p>
      <text:p text:style-name="P15">3. Настройка списка объектов</text:p>
      <text:p text:style-name="P14"><text:span text:style-name="T11">4</text:span>. Настройка параметров обучения для выборки, изменение параметров обучения</text:p>
      <text:p text:style-name="P16"/>
      <text:p text:style-name="P16"/>
      <text:p text:style-name="P17"/>
      <text:p text:style-name="P45">Класс «<text:span text:style-name="T30">Набор картинок</text:span>»:</text:p>
      <text:p text:style-name="P36">Служит для удобного указания всевозможных наборов картинок, расположенных где-то на локальном компьютере или в сети</text:p>
      <text:p text:style-name="P22">Параметры/Поля</text:p>
      <text:p text:style-name="P18"><text:span text:style-name="T23">1</text:span><text:span text:style-name="T21">. «</text:span><text:span text:style-name="T22">Список</text:span><text:span text:style-name="T21"> папок/</text:span><text:span text:style-name="T22">файлов/масок</text:span><text:span text:style-name="T21"> с изображениями» - </text:span><text:span text:style-name="T22">список либо путей к папкам с изображениями, либо путей к конкретным файлам, либо масок путей для выделения определенного набора файлов.</text:span></text:p>
      <text:p text:style-name="P42"><text:span text:style-name="T22">2. </text:span><text:span text:style-name="T21">Аннотации к изображениям </text:span><text:span text:style-name="T24">все аннотации хранятся в файле класса «Набор картинок»</text:span></text:p>
      <text:p text:style-name="P43"><text:span text:style-name="T24">3. </text:span><text:span text:style-name="T21">Путь к файлу — набор картинок сохраняется в файл</text:span></text:p>
      <text:p text:style-name="P25"><text:span text:style-name="T17">М</text:span><text:span text:style-name="T16">етоды</text:span></text:p>
      <text:p text:style-name="P33">1. Методы добавления и удаления путей в списке, <text:span text:style-name="T31">методы добавления и удаления аннотаций</text:span></text:p>
      <text:p text:style-name="P34">2. Метод добавления аннотаций в набор картинок из существующих аннотаций в стиле Tensorflow (Пример с Квидич)</text:p>
      <text:p text:style-name="P34">3. <text:span text:style-name="T32">Методы слияния нескольких наборов картинок</text:span></text:p>
      <text:p text:style-name="P29"/>
      <text:p text:style-name="P29">Класс «<text:span text:style-name="T34">Тип нейронной сети</text:span>»:</text:p>
      <text:p text:style-name="P39">Служит для удобного указания всевозможных наборов картинок, расположенных где-то на локальном компьютере или в сети</text:p>
      <text:p text:style-name="P23">Параметры/Поля</text:p>
      <text:p text:style-name="P19"><text:span text:style-name="T23">1</text:span><text:span text:style-name="T21">. «</text:span><text:span text:style-name="T25">Наименование</text:span><text:span text:style-name="T21">» - </text:span><text:span text:style-name="T22">список либо путей к папкам с изображениями, либо путей к конкретным файлам, либо масок путей для выделения определенного набора файлов.</text:span></text:p>
      <text:p text:style-name="P44"><text:span text:style-name="T25">2</text:span><text:span text:style-name="T21">. «</text:span><text:span text:style-name="T26">Папка настроек </text:span><text:span text:style-name="T27">сети</text:span><text:span text:style-name="T21">» - </text:span><text:span text:style-name="T25">Файлы конфигурации нейронной сети, файлы предобученной сети</text:span></text:p>
      <text:p text:style-name="P35"/>
      <text:p text:style-name="P32"/>
      <text:p text:style-name="P28"/>
      <text:p text:style-name="P28">Класс «<text:span text:style-name="T28">Распознающая нейросеть</text:span>»:</text:p>
      <text:p text:style-name="P37">Служит для <text:span text:style-name="T29">хранения параметров нейросети, ее обучения, для связи с наборами картинок с анотациями, на которых проводится обучение</text:span></text:p>
      <text:p text:style-name="P21">Параметры/Поля</text:p>
      <text:list xml:id="list47148705" text:style-name="L1">
        <text:list-item>
          <text:p text:style-name="P46">«Обученная» - Да/Нет (обученная уже привязана к некоторой конфигурации нейросети и имеет коэффициенты этой сети)</text:p>
        </text:list-item>
        <text:list-item>
          <text:p text:style-name="P47">«<text:span text:style-name="T13">Тип нейронной сети» — выпадающий список, варианты</text:span></text:p>
        </text:list-item>
        <text:list-item>
          <text:p text:style-name="P48">«<text:span text:style-name="T15">Обучающая выборка</text:span>» - <text:span text:style-name="T15">объект класса «</text:span><text:span text:style-name="T33">Набор</text:span><text:span text:style-name="T20"> картинок</text:span><text:span text:style-name="T15">».</text:span></text:p>
        </text:list-item>
        <text:list-item>
          <text:p text:style-name="P49">«Список объектов для идентификации»</text:p>
        </text:list-item>
        <text:list-item>
          <text:p text:style-name="P49">«Обработка не идентифицированных изображений» - выпадающий список с вариантами «Для всех изображений не допускается отсутствие аннотаций», «<text:span text:style-name="T14">Игнорировать изображения без аннотаций», «Включать в обучение изображения без аннотаций»</text:span></text:p>
        </text:list-item>
        <text:list-item>
          <text:p text:style-name="P50">«Конфигурация нейросети» - сложное понятие, включающее сохраненные копии весов нейросети, настраиваемые понятия сети</text:p>
        </text:list-item>
        <text:list-item>
          <text:p text:style-name="P50">«Параметры обучения» - как часто сохранять промежуточные варианты обученной сети, сколько копий хранить (возможны разные варианты хранения)</text:p>
        </text:list-item>
        <text:list-item>
          <text:p text:style-name="P51">Название файла, в котором хранятся все данные полей класса, заархивированные посредством zip</text:p>
        </text:list-item>
        <text:list-item>
          <text:p text:style-name="P52">Какая-то история обучения</text:p>
        </text:list-item>
      </text:list>
      <text:p text:style-name="P20"/>
      <text:p text:style-name="P24">Методы</text:p>
      <text:list xml:id="list2437174941" text:style-name="L2">
        <text:list-item>
          <text:p text:style-name="P53">Продолжить обучение</text:p>
        </text:list-item>
        <text:list-item>
          <text:p text:style-name="P53">Сбросить нейронную сеть</text:p>
        </text:list-item>
        <text:list-item>
          <text:p text:style-name="P53">Скопировать нейронную сеть (со сбросом или без сброса обучения)</text:p>
        </text:list-item>
        <text:list-item>
          <text:p text:style-name="P54">Распознать объекты на «<text:span text:style-name="T19">Списке картинок</text:span>» (выходная папка)</text:p>
        </text:list-item>
      </text:list>
      <text:p text:style-name="P26"><text:soft-page-break/></text:p>
      <text:p text:style-name="P30">Класс «Итерация обучения»</text:p>
      <text:p text:style-name="P38">Служит для <text:span text:style-name="T29">хранения истории обучения нейросети</text:span></text:p>
      <text:p text:style-name="P31">Параметры/Поля</text:p>
      <text:p text:style-name="P40">1. «Обуч</text:p>
      <text:p text:style-name="P40"/>
      <text:p text:style-name="P41">Режим сохранения — геометрическая прогрессия:</text:p>
      <text:p text:style-name="P27"><text:span text:style-name="T16">Сохраняем N последних итераций, если их больше N, то удаляем лишнюю самую старую итерацию, но не удаляем итерации</text:span><text:span text:style-name="T18"> 3, 6, 12, 2</text:span><text:span text:style-name="T16">5</text:span><text:span text:style-name="T18">, 50, 100, 200, 400, 800, 1500, 3000</text:span></text:p>
      <text:p text:style-name="P41">Начинаем сохранять итерации с цифры 3 и затем сохраняем каждое удвоенное состояние. После получения удвоения предыдущего состояния делим его на 10, пока не получим число меньше 100. Например, 24 →24; 1600 → 16, запоминая число делений.</text:p>
      <text:p text:style-name="P41">После чего проверяем не находится ли число X — X%5 и число <text:s/>X — X%5 + 5 близким к нашему получившимуся (отклонение менее 10%)</text:p>
      <text:p text:style-name="P41">Например, для 24 <text:s/>- 20 и 25, 25/24 &lt; 0.1</text:p>
      <text:p text:style-name="P41">для 16 — 15 и 20, 16/15 &lt; 0.1 <text:s/>(Делим большее на меньшее)</text:p>
      <text:p text:style-name="P41"/>
      <text:p text:style-name="P41"/>
      <text:p text:style-name="P56"/>
      <text:p text:style-name="P56"/>
      <text:p text:style-name="P56">Работа с наборами картинок идет <text:span text:style-name="T35">в</text:span> отдельно<text:span text:style-name="T35">м</text:span> <text:span text:style-name="T35">окне.</text:span></text:p>
      <text:p text:style-name="P56"/>
      <text:p text:style-name="P58">Меню «Файл»</text:p>
      <text:p text:style-name="P58"><text:tab/>«Новый»</text:p>
      <text:p text:style-name="P58"><text:tab/>«Открыть»</text:p>
      <text:p text:style-name="P58"><text:tab/>«Сохранить»</text:p>
      <text:p text:style-name="P58"><text:tab/>«Сохранить как»</text:p>
      <text:p text:style-name="P58"><text:tab/>«Выйти из программы»</text:p>
      <text:p text:style-name="P58"><text:tab/></text:p>
      <text:p text:style-name="P56"/>
      <text:p text:style-name="P57">Меню «Наборы картинок»:</text:p>
      <text:p text:style-name="P57"><text:tab/>«Просмотреть/Редактировать» - <text:span text:style-name="T36">открываем окно для работы с наборами картинок</text:span></text:p>
      <text:p text:style-name="P57"><text:tab/>«Выбрать набор для задачи» - <text:span text:style-name="T36">выбираем набор картинок для нашей текущей задачи. Пункт меню активен только если открыта нейросеть</text:span></text:p>
      <text:p text:style-name="P57"><text:tab/></text:p>
      <text:p text:style-name="P57"/>
      <text:p text:style-name="P62"><text:span text:style-name="T37">Окно </text:span>просмотр<text:span text:style-name="T37">а</text:span> и редактировани<text:span text:style-name="T37">я</text:span> картинок:</text:p>
      <text:p text:style-name="P59">Один лист бокс со списком сетов</text:p>
      <text:p text:style-name="P59">Второй лист бокс со списком файлов</text:p>
      <text:p text:style-name="P59">Окно просмотра картинки с объектами на ней</text:p>
      <text:p text:style-name="P61">Еще лист со списком допустимых для распознавания объектов в наборе</text:p>
      <text:p text:style-name="P60"/>
      <text:p text:style-name="P60">Сеты, где все картинки имеют аннотации с объектами выделены зеленым, где ни один не имеет анотации <text:s/>красным. Возможно то же самое с файл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08:33:39.443164574</meta:creation-date>
    <meta:generator>LibreOffice/6.0.7.3$Linux_X86_64 LibreOffice_project/00m0$Build-3</meta:generator>
    <dc:date>2020-01-30T16:45:00.997981989</dc:date>
    <meta:editing-duration>P1DT4H9M58S</meta:editing-duration>
    <meta:editing-cycles>73</meta:editing-cycles>
    <meta:document-statistic meta:table-count="0" meta:image-count="0" meta:object-count="0" meta:page-count="3" meta:paragraph-count="85" meta:word-count="808" meta:character-count="5687" meta:non-whitespace-character-count="4948"/>
  </office:meta>
</office:document-meta>
</file>